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0000000D39474F0C7.png" manifest:media-type="image/png"/>
  <manifest:file-entry manifest:full-path="Pictures/10000001000003D5000002BB4CE88AB0.png" manifest:media-type="image/png"/>
  <manifest:file-entry manifest:full-path="Pictures/10000001000003DE000001DD638F399D.png" manifest:media-type="image/png"/>
  <manifest:file-entry manifest:full-path="Pictures/10000001000000A0000000D324FE1ACB.png" manifest:media-type="image/png"/>
  <manifest:file-entry manifest:full-path="Pictures/10000001000003B000000115A5A22F7E.png" manifest:media-type="image/png"/>
  <manifest:file-entry manifest:full-path="Pictures/100000010000009C000000D9652EA1FB.png" manifest:media-type="image/png"/>
  <manifest:file-entry manifest:full-path="Pictures/10000001000000C5000000ED9E9B69C3.png" manifest:media-type="image/png"/>
  <manifest:file-entry manifest:full-path="Pictures/10000001000000C5000000ED72256E86.png" manifest:media-type="image/png"/>
  <manifest:file-entry manifest:full-path="Pictures/10000001000002EA0000012EDBD9906A.png" manifest:media-type="image/png"/>
  <manifest:file-entry manifest:full-path="Pictures/10000001000000C5000000ED733C29EA.png" manifest:media-type="image/png"/>
  <manifest:file-entry manifest:full-path="Pictures/100000010000009C000000D9351EF354.png" manifest:media-type="image/png"/>
  <manifest:file-entry manifest:full-path="Pictures/100000010000009C000000D9AD81FD04.png" manifest:media-type="image/png"/>
  <manifest:file-entry manifest:full-path="Pictures/10000001000002820000011F55FB4279.png" manifest:media-type="image/png"/>
  <manifest:file-entry manifest:full-path="Pictures/10000001000003C700000179A2E2C11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688e" officeooo:paragraph-rsid="0011688e"/>
    </style:style>
    <style:style style:name="P2" style:family="paragraph" style:parent-style-name="Standard">
      <style:text-properties officeooo:rsid="0011688e" officeooo:paragraph-rsid="0019598a"/>
    </style:style>
    <style:style style:name="P3" style:family="paragraph" style:parent-style-name="Standard">
      <style:text-properties officeooo:rsid="0019598a" officeooo:paragraph-rsid="0011688e"/>
    </style:style>
    <style:style style:name="P4" style:family="paragraph" style:parent-style-name="Standard">
      <style:text-properties officeooo:rsid="0019598a" officeooo:paragraph-rsid="0019598a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19598a" officeooo:paragraph-rsid="0019598a" style:font-weight-asian="bold" style:font-weight-complex="bold"/>
    </style:style>
    <style:style style:name="P6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Изображение1" text:anchor-type="char" svg:x="0cm" svg:y="2.143cm" svg:width="17cm" svg:height="12.113cm" draw:z-index="0"><draw:image xlink:href="Pictures/10000001000003D5000002BB4CE88AB0.png" xlink:type="simple" xlink:show="embed" xlink:actuate="onLoad" draw:mime-type="image/png"/></draw:frame>Кошелек</text:p>
      <text:p text:style-name="P1"/>
      <text:p text:style-name="P1"><draw:line text:anchor-type="paragraph" draw:z-index="6" draw:name="Линия 1" draw:style-name="gr1" draw:text-style-name="P6" svg:x1="5.643cm" svg:y1="22.561cm" svg:x2="6.119cm" svg:y2="18.433cm"><text:p/></draw:line><draw:line text:anchor-type="paragraph" draw:z-index="7" draw:name="Линия 2" draw:style-name="gr1" draw:text-style-name="P6" svg:x1="6.119cm" svg:y1="18.618cm" svg:x2="6.542cm" svg:y2="19.835cm"><text:p/></draw:line><draw:line text:anchor-type="paragraph" draw:z-index="8" draw:name="Линия 3" draw:style-name="gr1" draw:text-style-name="P6" svg:x1="5.343cm" svg:y1="19.941cm" svg:x2="6.119cm" svg:y2="18.618cm"><text:p/></draw:line><draw:line text:anchor-type="paragraph" draw:z-index="13" draw:name="Линия 4" draw:style-name="gr1" draw:text-style-name="P6" svg:x1="7.468cm" svg:y1="16.739cm" svg:x2="8.235cm" svg:y2="20.452cm"><text:p/></draw:line><draw:line text:anchor-type="paragraph" draw:z-index="14" draw:name="Линия 5" draw:style-name="gr1" draw:text-style-name="P6" svg:x1="7.204cm" svg:y1="17.956cm" svg:x2="7.469cm" svg:y2="16.739cm"><text:p/></draw:line><draw:line text:anchor-type="paragraph" draw:z-index="15" draw:name="Линия 6" draw:style-name="gr1" draw:text-style-name="P6" svg:x1="8.235cm" svg:y1="17.586cm" svg:x2="7.468cm" svg:y2="16.739cm"><text:p/></draw:line><draw:line text:anchor-type="paragraph" draw:z-index="17" draw:name="Линия 7" draw:style-name="gr1" draw:text-style-name="P6" svg:x1="14.586cm" svg:y1="20.337cm" svg:x2="12.734cm" svg:y2="19.57cm"><text:p/></draw:line><draw:line text:anchor-type="paragraph" draw:z-index="18" draw:name="Вертикальная линия 1" draw:style-name="gr1" draw:text-style-name="P6" svg:x1="12.734cm" svg:y1="20.337cm" svg:x2="12.734cm" svg:y2="19.57cm"><text:p/></draw:line><draw:line text:anchor-type="paragraph" draw:z-index="19" draw:name="Горизонтальная линия 1" draw:style-name="gr1" draw:text-style-name="P6" svg:x1="13.739cm" svg:y1="19.57cm" svg:x2="12.734cm" svg:y2="19.57cm"><text:p/></draw:line><draw:frame draw:style-name="fr1" draw:name="Изображение2" text:anchor-type="char" svg:x="-0.053cm" svg:y="0.392cm" svg:width="17cm" svg:height="8.19cm" draw:z-index="1"><draw:image xlink:href="Pictures/10000001000003DE000001DD638F399D.png" xlink:type="simple" xlink:show="embed" xlink:actuate="onLoad" draw:mime-type="image/png"/></draw:frame><draw:frame draw:style-name="fr1" draw:name="Изображение5" text:anchor-type="char" svg:x="11.583cm" svg:y="6.408cm" svg:width="5.212cm" svg:height="6.271cm" draw:z-index="4"><draw:image xlink:href="Pictures/10000001000000C5000000ED72256E86.png" xlink:type="simple" xlink:show="embed" xlink:actuate="onLoad" draw:mime-type="image/png"/></draw:frame><draw:frame draw:style-name="fr1" draw:name="Изображение3" text:anchor-type="char" svg:x="0.291cm" svg:y="13.573cm" svg:width="17cm" svg:height="6.881cm" draw:z-index="2"><draw:image xlink:href="Pictures/10000001000002EA0000012EDBD9906A.png" xlink:type="simple" xlink:show="embed" xlink:actuate="onLoad" draw:mime-type="image/png"/></draw:frame><draw:frame draw:style-name="fr1" draw:name="Изображение6" text:anchor-type="char" svg:x="0.132cm" svg:y="18.657cm" svg:width="5.212cm" svg:height="6.271cm" draw:z-index="5"><draw:image xlink:href="Pictures/10000001000000C5000000ED733C29EA.png" xlink:type="simple" xlink:show="embed" xlink:actuate="onLoad" draw:mime-type="image/png"/></draw:frame><draw:frame draw:style-name="fr1" draw:name="Изображение10" text:anchor-type="char" svg:x="6.436cm" svg:y="20.218cm" svg:width="4.128cm" svg:height="5.741cm" draw:z-index="12"><draw:image xlink:href="Pictures/100000010000009C000000D9AD81FD04.png" xlink:type="simple" xlink:show="embed" xlink:actuate="onLoad" draw:mime-type="image/png"/></draw:frame><draw:frame draw:style-name="fr1" draw:name="Изображение11" text:anchor-type="char" svg:x="13.164cm" svg:y="20.191cm" svg:width="4.128cm" svg:height="5.741cm" draw:z-index="16"><draw:image xlink:href="Pictures/100000010000009C000000D9652EA1FB.png" xlink:type="simple" xlink:show="embed" xlink:actuate="onLoad" draw:mime-type="image/png"/></draw:frame><draw:frame draw:style-name="fr1" draw:name="Изображение14" text:anchor-type="char" svg:x="6.833cm" svg:y="0.921cm" svg:width="4.233cm" svg:height="5.583cm" draw:z-index="21"><draw:image xlink:href="Pictures/10000001000000A0000000D324FE1AC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Изображение8" text:anchor-type="char" svg:x="0.238cm" svg:y="0.053cm" svg:width="17cm" svg:height="4.988cm" draw:z-index="10"><draw:image xlink:href="Pictures/10000001000003B000000115A5A22F7E.png" xlink:type="simple" xlink:show="embed" xlink:actuate="onLoad" draw:mime-type="image/png"/></draw:frame><draw:frame draw:style-name="fr1" draw:name="Изображение9" text:anchor-type="char" svg:x="12.575cm" svg:y="3.343cm" svg:width="4.128cm" svg:height="5.741cm" draw:z-index="11"><draw:image xlink:href="Pictures/100000010000009C000000D9351EF35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Изображение4" text:anchor-type="char" svg:width="17cm" svg:height="6.627cm" draw:z-index="3"><draw:image xlink:href="Pictures/10000001000003C700000179A2E2C110.png" xlink:type="simple" xlink:show="embed" xlink:actuate="onLoad" draw:mime-type="image/png"/></draw:frame><draw:frame draw:style-name="fr1" draw:name="Изображение7" text:anchor-type="char" svg:x="11.663cm" svg:y="4.286cm" svg:width="5.212cm" svg:height="6.271cm" draw:z-index="9"><draw:image xlink:href="Pictures/10000001000000C5000000ED9E9B69C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line text:anchor-type="paragraph" draw:z-index="23" draw:name="Линия 8" draw:style-name="gr1" draw:text-style-name="P6" svg:x1="6.983cm" svg:y1="4.431cm" svg:x2="12.583cm" svg:y2="5.329cm"><text:p/></draw:line><draw:line text:anchor-type="paragraph" draw:z-index="25" draw:name="Горизонтальная линия 2" draw:style-name="gr1" draw:text-style-name="P6" svg:x1="8.2cm" svg:y1="4.431cm" svg:x2="6.798cm" svg:y2="4.431cm"><text:p/></draw:line><draw:line text:anchor-type="paragraph" draw:z-index="24" draw:name="Линия 9" draw:style-name="gr1" draw:text-style-name="P6" svg:x1="6.798cm" svg:y1="4.431cm" svg:x2="7.433cm" svg:y2="5.384cm"><text:p/></draw:line><draw:frame draw:style-name="fr1" draw:name="Изображение12" text:anchor-type="char" svg:x="1.524cm" svg:y="0.042cm" svg:width="16.986cm" svg:height="7.594cm" draw:z-index="20"><draw:image xlink:href="Pictures/10000001000002820000011F55FB4279.png" xlink:type="simple" xlink:show="embed" xlink:actuate="onLoad" draw:mime-type="image/png"/></draw:frame><draw:frame draw:style-name="fr1" draw:name="Изображение13" text:anchor-type="char" svg:x="12.584cm" svg:y="1.429cm" svg:width="4.233cm" svg:height="5.583cm" draw:z-index="22"><draw:image xlink:href="Pictures/10000001000000A0000000D39474F0C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09:39:13.520589372</meta:creation-date>
    <dc:date>2025-04-13T12:31:27.471710935</dc:date>
    <meta:editing-duration>PT36M30S</meta:editing-duration>
    <meta:editing-cycles>9</meta:editing-cycles>
    <meta:generator>LibreOffice/7.6.6.3$Linux_X86_64 LibreOffice_project/60$Build-3</meta:generator>
    <meta:print-date>2025-04-13T12:18:44.489462020</meta:print-date>
    <meta:printed-by>Файлы PDF</meta:printed-by>
    <meta:document-statistic meta:table-count="0" meta:image-count="14" meta:object-count="0" meta:page-count="4" meta:paragraph-count="1" meta:word-count="1" meta:character-count="7" meta:non-whitespace-character-count="7"/>
  </office:meta>
</office:document-meta>
</file>